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 Brief History of Joomla </text:h>
      <text:section text:style-name="Sect1" text:name="post_message_19">
        <text:p text:style-name="Quotations">As a administrator of a CMS, it 's nice to know a little bit about hostory of it. Here is a Brief History of Joomla<text:line-break/><text:line-break/>In 2000, the Australia-based company Miro developed a proprietary CMS called Mambo and, a year later, released it for free to the public under the GNU General Public License (GPL). Mambo quickly garnered a lot of community support and enthusiasm in a short period of time. But in 2005, a copyright dispute with the Mambo Steering Committee caused most members of the Mambo Core Team to resign. The result was a new entity called Open Source Matters and a code fork (a point at which a new version of the source code “forks” in a different direction) of Mambo called Joomla. Joomla, which is a phonetic spelling of the Swahili word “jumla” (meaning “all together”), was officially launched with version 1.0 on September 16, 2005. The first version was primarily a rebranding with a few bug fixes, but 14 updates and numerous open source awards followed over the next two years.<text:line-break/><text:line-break/>On January 21, 2008, the first major revision to Joomla was announced: Joomla 1.5. It was a monumental effort on the part of many and brought a whole new level of power and features to the open source CMS world. Joomla received a new API and became a truly international CMS with support for extended character sets and right-to-left languages. It grew by leaps and bounds in areas like usability, extensibility, and template control—where it was already superior to other options. <text:line-break/><text:line-break/>In July 2009, the Joomla Project announced a restructuring of its management to increase productivity and efficiency. The Joomla Leadership Team has now replaced the Core Team that originally led the project. This redefined the role of the team leading the project and structured it more around community involvement in events, the Google Summer of Code projects, and other activities. This somewhat federative approach to team building is also an effort to increase community participation in the development process instead of relying on a small group of coders to do most of the work. </text:p>
      </text:section>
      <text:h text:style-name="Heading_20_1" text:outline-level="1">A Brief History of Joomla</text:h>
      <text:p text:style-name="Text_20_body">By <text:a xlink:type="simple" xlink:href="http://www.mmplugins.com/author/mmplugins/" text:style-name="Internet_20_link" text:visited-style-name="Visited_20_Internet_20_Link">mmPlugins</text:a> on Nov 23, 2014 in <text:a xlink:type="simple" xlink:href="http://www.mmplugins.com/blog/" text:style-name="Internet_20_link" text:visited-style-name="Visited_20_Internet_20_Link">Blog</text:a> | </text:p>
      <text:p text:style-name="Text_20_body">Joomla is currently one of the most popular open source content management systems (CMS). Initially created in 2005, it continues to grow, thanks to an active and dedicated community of developers</text:p>
      <text:p text:style-name="Text_20_body">Joomla, which has more than 7,700 available extensions, has been downloaded by over 50 million users. This system allows users to create blogs, integrate RSS feeds, and create search tools, polls and a printable version of a web page, among many other features.</text:p>
      <text:p text:style-name="Text_20_body">Joomla is a fork of another open source CMS called Mambo. Also known as Mambo Open Source or MOS was a content management system that allowed users to create and <text:soft-page-break/>manage content for web pages.</text:p>
      <text:p text:style-name="Text_20_body"><text:span text:style-name="Strong_20_Emphasis">Chronology</text:span></text:p>
      <text:p text:style-name="Text_20_body"><text:span text:style-name="Strong_20_Emphasis">August 2005</text:span></text:p>
      <text:p text:style-name="Text_20_body">A group of developers decided to abandon Mambo due to the project’s status as an open source software. A non-profit foundation placed   “Mambo” under a trademark to protect it and to find funds for the project. Meanwhile, some developers felt that this non-profit organization had too much authority over the project, and that its existence violated previous agreements. The general concern was that eventually, Mambo will no longer be an open source project.</text:p>
      <text:p text:style-name="Text_20_body">The team left the Mambo project and created their own website, OpenSourceMatters.org to explain their actions. The website was an instant hit, supported by over 1,000 members signing up in one day, to protect the open source software.</text:p>
      <text:p text:style-name="Text_20_body">Not everyone agreed with the vision of these developers but the creation of the new website led to an interesting discussion about the definition of open source software, a new fork that would later become Joomla</text:p>
      <text:p text:style-name="Text_20_body">The OpenSourceMatters.org community gained more members over the following weeks. Teams of developers were organized to work on different projects. Eben Moglen from the Software Freedom Law Center joined the team that would work on the Joomla project and provided the community with legal advice.</text:p>
      <text:p text:style-name="Text_20_body">Later, developer Andrew Eddie turned to the OpenSourceMatters.org community to get some ideas for a project.</text:p>
      <text:p text:style-name="Text_20_body"><text:span text:style-name="Strong_20_Emphasis">September 2005</text:span></text:p>
      <text:p text:style-name="Text_20_body">The name Joomla! was chosen. Joomla comes from the Swahili ‘jumla’, which conveys the idea of togetherness. A logo and some brand guidelines were quickly published afterwards and Joomla was born.</text:p>
      <text:p text:style-name="Text_20_body">The very first version of Joomla, Joomla 1.0 came out in September 2005. Joomla 1.0 was actually based on a recent version of Mambo, the team of developers had been working on. Some safety features were added and a few bugs were fixed.</text:p>
      <text:p text:style-name="Text_20_body"><text:span text:style-name="Strong_20_Emphasis">January 2008</text:span></text:p>
      <text:p text:style-name="Text_20_body">Another version of Joomla was released.</text:p>
      <text:p text:style-name="Text_20_body"><text:span text:style-name="Strong_20_Emphasis">April 2008</text:span></text:p>
      <text:p text:style-name="Text_20_body">Joomla 1.5 was launched and it was the first version of Joomla to feature long-term support.</text:p>
      <text:p text:style-name="Text_20_body"><text:span text:style-name="Strong_20_Emphasis">January 2011</text:span></text:p>
      <text:p text:style-name="Text_20_body">The next version, Joomla 1.6 came out and it was a significant improvement for the CMS. This version came with more access control list functionalities and gave users the possibility to define their own hierarchy for categories. The administrative interface was <text:soft-page-break/>also improved and became easier to use.</text:p>
      <text:p text:style-name="Text_20_body">Six months later, Joomla 1.7 was released to address security concerns. Joomla 1.7 included enhanced security features as well as better migration tools.</text:p>
      <text:p text:style-name="Text_20_body"><text:span text:style-name="Strong_20_Emphasis">2012</text:span></text:p>
      <text:p text:style-name="Text_20_body"><text:span text:style-name="Strong_20_Emphasis">January</text:span></text:p>
      <text:p text:style-name="Text_20_body">The team of developers behind Joomla decided to switch to a 2.0 version. This version of Joomla should have been called 1.8 but 2.0 was used so that a new number system could be used for the CMS.</text:p>
      <text:p text:style-name="Text_20_body">Joomla 2.0 included long term support. The main difference was that Joomla 2.0 could be used with other databases besides MySQL, making Joomla more accessible to a wider audience.</text:p>
      <text:p text:style-name="Text_20_body"><text:span text:style-name="Strong_20_Emphasis">September</text:span></text:p>
      <text:p text:style-name="Text_20_body">The third instalment of Joomla was released. Joomla 3.0 was born. Another version was released in April 2013, Joomla 3.1. This version included additional features such as tagging.</text:p>
      <text:p text:style-name="Text_20_body"><text:span text:style-name="Strong_20_Emphasis">November</text:span></text:p>
      <text:p text:style-name="Text_20_body">Support was not introduced to Joomla 3 until November 2012 with Joomla 3.2. This new version of Joomla made content versioning more convenient for users among other new features.</text:p>
      <text:p text:style-name="Text_20_body"><text:span text:style-name="Strong_20_Emphasis">2014</text:span></text:p>
      <text:p text:style-name="Text_20_body">Microdata, password hashing and an advanced translation extension were introduced with Joomla 3.3 in April 2014. Joomla 3.4 was released in September 2014 and the next version with support, Joomla 3.5 should come out in November 2014.</text:p>
      <text:p text:style-name="Text_20_body">You can get started with Joomla by downloading the Quick Start package. This package includes the latest version of the CMS, modules, plug-ins and templates.</text:p>
      <text:p text:style-name="Text_20_body">Visit the official Joomla website to learn more about this CMS and download the Quick Start pack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20:06:49.926026814</meta:creation-date>
    <dc:date>2015-12-16T20:08:04.752714299</dc:date>
    <meta:editing-duration>PT1M15S</meta:editing-duration>
    <meta:editing-cycles>1</meta:editing-cycles>
    <meta:document-statistic meta:table-count="0" meta:image-count="0" meta:object-count="0" meta:page-count="3" meta:paragraph-count="36" meta:word-count="1074" meta:character-count="6453" meta:non-whitespace-character-count="5407"/>
    <meta:generator>LibreOffice/5.0.3.2$Linux_X86_64 LibreOffice_project/00m0$Build-2</meta:generator>
  </office:meta>
</office:document-meta>
</file>